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fo:font-size="16pt" fo:language="ru" fo:country="RU" style:font-size-asian="16pt" style:font-size-complex="16pt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font-size="16pt" fo:language="ru" fo:country="RU" style:font-size-asian="16pt" style:font-size-complex="16pt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  <style:text-properties fo:font-size="16pt" fo:language="ru" fo:country="RU" officeooo:rsid="005771e0" officeooo:paragraph-rsid="005771e0" style:font-size-asian="16pt" style:font-size-complex="16pt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fo:font-size="16pt" style:font-size-asian="16pt" style:font-size-complex="16p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fo:font-size="20pt" fo:language="ru" fo:country="RU" officeooo:rsid="00365e48" officeooo:paragraph-rsid="00365e48" style:font-size-asian="20pt" style:font-size-complex="20pt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end" style:justify-single-word="false" fo:text-indent="0in" style:auto-text-indent="false" fo:padding="0in" fo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officeooo:paragraph-rsid="005771e0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officeooo:paragraph-rsid="002adf3a"/>
    </style:style>
    <style:style style:name="P11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fo:font-size="12pt" officeooo:paragraph-rsid="00115a0c" style:font-size-asian="12pt" style:font-size-complex="12pt"/>
    </style:style>
    <style:style style:name="P12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fo:font-size="12pt" fo:font-weight="bold" officeooo:rsid="000c0b2b" officeooo:paragraph-rsid="00115a0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fo:font-weight="normal" officeooo:paragraph-rsid="0060caae" style:font-weight-asian="normal" style:font-weight-complex="normal"/>
    </style:style>
    <style:style style:name="P14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officeooo:paragraph-rsid="0062dceb"/>
    </style:style>
    <style:style style:name="P15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Liberation Serif" fo:font-size="12pt" fo:font-weight="normal" officeooo:rsid="006e73e9" officeooo:paragraph-rsid="007ee26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Liberation Serif" fo:font-size="12pt" fo:font-weight="normal" officeooo:rsid="006e73e9" officeooo:paragraph-rsid="007f649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Liberation Serif" fo:font-size="12pt" fo:font-weight="bold" officeooo:rsid="007e1519" officeooo:paragraph-rsid="007e151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Courier New" fo:font-size="10.5pt" fo:font-weight="bold" officeooo:rsid="007e81bd" officeooo:paragraph-rsid="007e81bd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Courier New" fo:font-size="10pt" fo:font-weight="bold" officeooo:rsid="007e81bd" officeooo:paragraph-rsid="007e81b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fo:color="#333333" style:font-name="Courier New" fo:font-size="10pt" fo:language="en" fo:country="US" fo:font-weight="normal" officeooo:rsid="007e81bd" officeooo:paragraph-rsid="0080772b" style:font-size-asian="10pt" style:font-weight-asian="normal" style:font-name-complex="Helvetica" style:font-size-complex="10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officeooo:rsid="000f79bc" officeooo:paragraph-rsid="0079e1dd"/>
    </style:style>
    <style:style style:name="P22" style:family="paragraph" style:parent-style-name="Standard">
      <style:paragraph-properties fo:line-height="100%" fo:text-align="start" style:justify-single-word="false"/>
      <style:text-properties fo:font-weight="bold" officeooo:rsid="00518417" officeooo:paragraph-rsid="0052f178" style:font-weight-asian="bold" style:font-weight-complex="bold"/>
    </style:style>
    <style:style style:name="P23" style:family="paragraph" style:parent-style-name="Standard">
      <style:paragraph-properties fo:line-height="100%" fo:text-align="start" style:justify-single-word="false"/>
      <style:text-properties fo:font-weight="bold" officeooo:rsid="0060caae" officeooo:paragraph-rsid="0060caae" style:font-weight-asian="bold" style:font-weight-complex="bold"/>
    </style:style>
    <style:style style:name="P24" style:family="paragraph" style:parent-style-name="Standard">
      <style:paragraph-properties fo:line-height="100%" fo:text-align="start" style:justify-single-word="false"/>
      <style:text-properties officeooo:paragraph-rsid="00768f25"/>
    </style:style>
    <style:style style:name="P25" style:family="paragraph" style:parent-style-name="Standard">
      <style:paragraph-properties fo:line-height="100%" fo:text-align="start" style:justify-single-word="false"/>
      <style:text-properties style:font-name="Courier New" fo:font-size="10pt" fo:font-weight="normal" officeooo:rsid="000f79bc" officeooo:paragraph-rsid="005efb19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Courier New" fo:font-size="10pt" fo:font-weight="normal" officeooo:rsid="000f79bc" officeooo:paragraph-rsid="0052f17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style:font-name="Courier New" fo:font-size="10pt" fo:font-weight="normal" officeooo:rsid="000f79bc" officeooo:paragraph-rsid="0077e51a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style:font-name="Courier New" fo:font-size="10pt" fo:font-weight="normal" officeooo:rsid="007e81bd" officeooo:paragraph-rsid="007e81bd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style:font-name="Courier New" fo:font-size="10pt" officeooo:rsid="000f79bc" officeooo:paragraph-rsid="004bf690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Courier New" fo:font-size="10pt" fo:font-weight="bold" officeooo:rsid="00614c8d" officeooo:paragraph-rsid="0052f178" style:font-size-asian="10pt" style:font-weight-asian="bold" style:font-size-complex="10pt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style:font-name="Courier New" fo:font-size="10pt" fo:font-weight="bold" officeooo:rsid="007e1519" officeooo:paragraph-rsid="007e1519" style:font-size-asian="10pt" style:font-weight-asian="bold" style:font-size-complex="10pt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fo:font-weight="normal" officeooo:rsid="00518417" officeooo:paragraph-rsid="002c4d08" style:font-weight-asian="normal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font-weight="normal" officeooo:rsid="00518417" officeooo:paragraph-rsid="005efb19" style:font-weight-asian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font-weight="normal" officeooo:rsid="00518417" officeooo:paragraph-rsid="0052f178" style:font-weight-asian="normal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fo:font-weight="normal" officeooo:rsid="006720cc" officeooo:paragraph-rsid="006720cc" style:font-weight-asian="normal" style:font-weight-complex="normal"/>
    </style:style>
    <style:style style:name="P36" style:family="paragraph" style:parent-style-name="Standard">
      <style:paragraph-properties fo:margin-top="0in" fo:margin-bottom="0.0799in" loext:contextual-spacing="false" fo:line-height="100%" fo:text-align="start" style:justify-single-word="false"/>
      <style:text-properties fo:font-weight="normal" officeooo:rsid="007d01ce" officeooo:paragraph-rsid="007d01ce" style:font-weight-asian="normal" style:font-weight-complex="normal"/>
    </style:style>
    <style:style style:name="P37" style:family="paragraph" style:parent-style-name="Standard">
      <style:paragraph-properties fo:margin-top="0in" fo:margin-bottom="0.0799in" loext:contextual-spacing="false" fo:line-height="100%" fo:text-align="start" style:justify-single-word="false"/>
      <style:text-properties officeooo:paragraph-rsid="0077e51a"/>
    </style:style>
    <style:style style:name="P38" style:family="paragraph" style:parent-style-name="Standard">
      <style:paragraph-properties fo:margin-top="0in" fo:margin-bottom="0.0799in" loext:contextual-spacing="false" fo:line-height="100%" fo:text-align="start" style:justify-single-word="false"/>
      <style:text-properties officeooo:paragraph-rsid="00784ab8"/>
    </style:style>
    <style:style style:name="P39" style:family="paragraph" style:parent-style-name="Standard" style:list-style-name="L1">
      <style:paragraph-properties fo:line-height="100%" fo:text-align="start" style:justify-single-word="false"/>
      <style:text-properties officeooo:rsid="000f79bc" officeooo:paragraph-rsid="0079e1dd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officeooo:rsid="000f79bc" officeooo:paragraph-rsid="0079e1dd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officeooo:rsid="000f79bc" officeooo:paragraph-rsid="0079e1dd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officeooo:rsid="000f79bc" officeooo:paragraph-rsid="0079e1dd"/>
    </style:style>
    <style:style style:name="P43" style:family="paragraph" style:parent-style-name="Standard" style:list-style-name="L5">
      <style:paragraph-properties fo:line-height="100%" fo:text-align="start" style:justify-single-word="false"/>
      <style:text-properties officeooo:rsid="000f79bc" officeooo:paragraph-rsid="004bf690"/>
    </style:style>
    <style:style style:name="P44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Liberation Serif" fo:font-size="12pt" fo:font-weight="normal" officeooo:rsid="006e73e9" officeooo:paragraph-rsid="007f649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Liberation Serif" fo:font-size="12pt" fo:font-weight="normal" officeooo:rsid="006e73e9" officeooo:paragraph-rsid="00867a0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Liberation Serif" fo:font-size="12pt" fo:font-weight="normal" officeooo:rsid="006e73e9" officeooo:paragraph-rsid="007ee266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Courier New" fo:font-size="10pt" fo:font-weight="normal" officeooo:rsid="007e81bd" officeooo:paragraph-rsid="007f649c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Courier New" fo:font-size="10pt" fo:font-weight="normal" officeooo:rsid="007e81bd" officeooo:paragraph-rsid="00867a00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Courier New" fo:font-size="10pt" fo:font-weight="normal" officeooo:rsid="007e81bd" officeooo:paragraph-rsid="008aa33f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Courier New" fo:font-size="10pt" fo:font-weight="bold" officeooo:rsid="008547f7" officeooo:paragraph-rsid="008547f7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style:font-name="Courier New" fo:font-size="10pt" fo:font-weight="bold" officeooo:rsid="008aa33f" officeooo:paragraph-rsid="008aa33f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in" fo:margin-bottom="0.0598in" loext:contextual-spacing="false" fo:line-height="100%" fo:text-align="start" style:justify-single-word="false"/>
      <style:text-properties officeooo:paragraph-rsid="008547f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3d14"/>
    </style:style>
    <style:style style:name="T3" style:family="text">
      <style:text-properties fo:language="ru" fo:country="RU" loext:padding="0in" loext:border="none"/>
    </style:style>
    <style:style style:name="T4" style:family="text">
      <style:text-properties fo:language="ru" fo:country="RU" officeooo:rsid="002adf3a" loext:padding="0in" loext:border="none"/>
    </style:style>
    <style:style style:name="T5" style:family="text">
      <style:text-properties fo:font-weight="bold" officeooo:rsid="000c0b2b" style:font-weight-asian="bold" style:font-weight-complex="bold"/>
    </style:style>
    <style:style style:name="T6" style:family="text">
      <style:text-properties fo:font-weight="bold" officeooo:rsid="002b23b5" style:font-weight-asian="bold" style:font-weight-complex="bold"/>
    </style:style>
    <style:style style:name="T7" style:family="text">
      <style:text-properties officeooo:rsid="0029dd61"/>
    </style:style>
    <style:style style:name="T8" style:family="text">
      <style:text-properties fo:font-weight="normal" officeooo:rsid="007d01ce" style:font-weight-asian="normal" style:font-weight-complex="normal"/>
    </style:style>
    <style:style style:name="T9" style:family="text">
      <style:text-properties fo:font-weight="normal" officeooo:rsid="0077e51a" style:font-weight-asian="normal" style:font-weight-complex="normal"/>
    </style:style>
    <style:style style:name="T10" style:family="text">
      <style:text-properties officeooo:rsid="005771e0"/>
    </style:style>
    <style:style style:name="T11" style:family="text">
      <style:text-properties fo:font-size="16pt" fo:language="ru" fo:country="RU" style:font-size-asian="16pt" style:font-size-complex="16pt" loext:padding="0in" loext:border="none"/>
    </style:style>
    <style:style style:name="T12" style:family="text">
      <style:text-properties fo:font-size="16pt" fo:language="ru" fo:country="RU" officeooo:rsid="005771e0" style:font-size-asian="16pt" style:font-size-complex="16pt" loext:padding="0in" loext:border="none"/>
    </style:style>
    <style:style style:name="T13" style:family="text">
      <style:text-properties style:font-name="Courier New" fo:font-size="10pt" fo:font-weight="normal" officeooo:rsid="000f79bc" style:font-size-asian="10pt" style:font-weight-asian="normal" style:font-size-complex="10pt" style:font-weight-complex="normal"/>
    </style:style>
    <style:style style:name="T14" style:family="text">
      <style:text-properties style:font-name="Courier New" fo:font-size="10pt" fo:font-weight="normal" officeooo:rsid="007d01ce" style:font-size-asian="10pt" style:font-weight-asian="normal" style:font-size-complex="10pt" style:font-weight-complex="normal"/>
    </style:style>
    <style:style style:name="T15" style:family="text">
      <style:text-properties style:font-name="Courier New" fo:font-size="10pt" fo:font-weight="bold" officeooo:rsid="007e81bd" style:font-size-asian="10pt" style:font-weight-asian="bold" style:font-size-complex="10pt" style:font-weight-complex="bold"/>
    </style:style>
    <style:style style:name="T16" style:family="text">
      <style:text-properties style:font-name="Courier New" fo:font-size="10pt" fo:font-weight="bold" officeooo:rsid="00867a00" style:font-size-asian="10pt" style:font-weight-asian="bold" style:font-size-complex="10pt" style:font-weight-complex="bold"/>
    </style:style>
    <style:style style:name="T17" style:family="text">
      <style:text-properties style:font-name="Courier New" fo:font-size="10.5pt" fo:font-weight="normal" officeooo:rsid="007d01ce" style:font-size-asian="10.5pt" style:font-weight-asian="normal" style:font-size-complex="10.5pt" style:font-weight-complex="normal"/>
    </style:style>
    <style:style style:name="T18" style:family="text">
      <style:text-properties style:font-name="Courier New" fo:font-size="10.5pt" officeooo:rsid="007e1519" style:font-size-asian="10.5pt" style:font-size-complex="10.5pt"/>
    </style:style>
    <style:style style:name="T19" style:family="text">
      <style:text-properties officeooo:rsid="005efb19"/>
    </style:style>
    <style:style style:name="T20" style:family="text">
      <style:text-properties officeooo:rsid="00518417"/>
    </style:style>
    <style:style style:name="T21" style:family="text">
      <style:text-properties fo:font-size="18pt" fo:language="ru" fo:country="RU" officeooo:rsid="005771e0" style:font-size-asian="18pt" style:font-size-complex="18pt" loext:padding="0in" loext:border="none"/>
    </style:style>
    <style:style style:name="T22" style:family="text">
      <style:text-properties fo:font-size="18pt" fo:language="ru" fo:country="RU" officeooo:rsid="007b2227" style:font-size-asian="18pt" style:font-size-complex="18pt" loext:padding="0in" loext:border="none"/>
    </style:style>
    <style:style style:name="T23" style:family="text">
      <style:text-properties fo:font-size="18pt" fo:language="ru" fo:country="RU" officeooo:rsid="002adf3a" style:font-size-asian="18pt" style:font-size-complex="18pt" loext:padding="0in" loext:border="none"/>
    </style:style>
    <style:style style:name="T24" style:family="text">
      <style:text-properties fo:font-size="18pt" fo:language="ru" fo:country="RU" officeooo:rsid="007cf7cc" style:font-size-asian="18pt" style:font-size-complex="18pt" loext:padding="0in" loext:border="none"/>
    </style:style>
    <style:style style:name="T25" style:family="text">
      <style:text-properties officeooo:rsid="007e1519"/>
    </style:style>
    <style:style style:name="T26" style:family="text">
      <style:text-properties style:font-name="Liberation Serif" fo:font-size="12pt" fo:font-weight="normal" officeooo:rsid="00784ab8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7e1519" style:font-size-asian="12pt" style:font-weight-asian="normal" style:font-size-complex="12pt" style:font-weight-complex="normal"/>
    </style:style>
    <style:style style:name="T28" style:family="text">
      <style:text-properties officeooo:rsid="007ee266"/>
    </style:style>
    <style:style style:name="T29" style:family="text">
      <style:text-properties officeooo:rsid="007f34b8"/>
    </style:style>
    <style:style style:name="T30" style:family="text">
      <style:text-properties officeooo:rsid="00867a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ниверситет ИТМО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Системы управления базами данных</text:p>
      <text:p text:style-name="P10"><text:span text:style-name="T23">Лабораторная работа №</text:span><text:span text:style-name="T24">4</text:span></text:p>
      <text:p text:style-name="P9"><text:span text:style-name="T21">Вариант 2</text:span><text:span text:style-name="T22">21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Выполнил<text:span text:style-name="T10">и</text:span> Анисимова М.А.</text:p>
      <text:p text:style-name="P3">Лопырева Е.Д.</text:p>
      <text:p text:style-name="P2">Группа Р3<text:span text:style-name="T7">4</text:span>10</text:p>
      <text:p text:style-name="P8"><text:span text:style-name="T11">Преподаватель </text:span><text:span text:style-name="T12">Шешуков Д.М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2">г. </text:span><text:span text:style-name="T1">Санкт-Петербург</text:span></text:p>
      <text:p text:style-name="P5"><text:span text:style-name="T3">20</text:span><text:span text:style-name="T4">20</text:span><text:span text:style-name="T3"> год</text:span></text:p>
      <text:p text:style-name="P12"/>
      <text:p text:style-name="P11"><text:soft-page-break/><text:span text:style-name="T5">За</text:span><text:span text:style-name="T6">дание</text:span></text:p>
      <text:p text:style-name="P21">Этап 1. Сконфигурировать экземпляр Oracle ASM на выделенном сервере и настроить его на работу с базой данных, созданной при выполнении лабораторной работы №2:</text:p>
      <text:p text:style-name="P21">Необходимо использовать тот же узел, что и в лабораторных работах №2 и №3.</text:p>
      <text:list xml:id="list2937869266" text:style-name="L1">
        <text:list-item>
          <text:p text:style-name="P39">Имя сервиса: ASM.100000, где 100000 - ID студента.</text:p>
        </text:list-item>
        <text:list-item>
          <text:p text:style-name="P39">ASM_POWER_LIMIT: 1.</text:p>
        </text:list-item>
        <text:list-item>
          <text:p text:style-name="P39">Количество дисковых групп: 2.</text:p>
        </text:list-item>
        <text:list-item>
          <text:p text:style-name="P39">Имена и размерности дисковых групп: carefulfrog[5], carefulcow[7].</text:p>
        </text:list-item>
        <text:list-item>
          <text:p text:style-name="P39">В качестве хранилища данных (дисков) необходимо использовать файлы. Имена файлов должны строиться по шаблону $DISKGROUP_NAME$X, где $DISKGROUP_NAME - имя дисковой группы, а $X - порядковый номер файла в группе (нумерация начинается с нуля).</text:p>
        </text:list-item>
        <text:list-item>
          <text:p text:style-name="P39">Путь к файлам ASM - /u01/$DISKGROUP_NAME/$DISK_FILE_NAME.</text:p>
        </text:list-item>
        <text:list-item>
          <text:p text:style-name="P39">Существующие файлы БД необходимо смигрировать в хранилище ASM.</text:p>
        </text:list-item>
      </text:list>
      <text:p text:style-name="P21">В процессе конфигурации ASM можно пользоваться только интерфейсом командной строки и утилитой SQLPlus; использовать графический конфигуратор нельзя.</text:p>
      <text:p text:style-name="P21"/>
      <text:p text:style-name="P21">Этап 2. Внести в конфигурацию ASM ряд изменений в приведённой ниже последовательности:</text:p>
      <text:list xml:id="list664554448" text:style-name="L2">
        <text:list-item>
          <text:p text:style-name="P40">Одной командой удалить дисковую группу carefulfrog и добавить новую дисковую группу happysnake[3]"; размер AU - 1 МБ.</text:p>
        </text:list-item>
        <text:list-item>
          <text:p text:style-name="P40">Добавить новый диск в группу happysnake.</text:p>
        </text:list-item>
        <text:list-item>
          <text:p text:style-name="P40">Добавить новую дисковую группу friendlylion[6]"; размер AU - 16 МБ.</text:p>
        </text:list-item>
        <text:list-item>
          <text:p text:style-name="P40">Добавить новую дисковую группу interestingscorpion[5]"; размер AU - 2 МБ.</text:p>
        </text:list-item>
        <text:list-item>
          <text:p text:style-name="P40">Пересоздать группу friendlylion, сконфигурировав в ней избыточность следующим образом:</text:p>
        </text:list-item>
      </text:list>
      <text:list xml:id="list2644374509" text:style-name="L3">
        <text:list-item>
          <text:list>
            <text:list-item>
              <text:p text:style-name="P41">Размер группы - 8 элементов.</text:p>
            </text:list-item>
            <text:list-item>
              <text:p text:style-name="P41">Тип избыточности - NORMAL; количество failure-групп - 4.</text:p>
            </text:list-item>
            <text:list-item>
              <text:p text:style-name="P41">Равномерно распределить диски по failure-группам.</text:p>
            </text:list-item>
          </text:list>
        </text:list-item>
      </text:list>
      <text:list xml:id="list202817481235638" text:continue-list="list664554448" text:style-name="L2">
        <text:list-item>
          <text:p text:style-name="P40">Добавить новую дисковую группу unluckyoctopus[6]"; размер AU - 4 МБ.</text:p>
        </text:list-item>
        <text:list-item>
          <text:p text:style-name="P40">Пересоздать группу happysnake, сконфигурировав в ней избыточность следующим образом:</text:p>
        </text:list-item>
      </text:list>
      <text:list xml:id="list47688271" text:style-name="L4">
        <text:list-item>
          <text:list>
            <text:list-item>
              <text:p text:style-name="P42">Размер группы - 6 элементов.</text:p>
            </text:list-item>
            <text:list-item>
              <text:p text:style-name="P42">Тип избыточности - HIGH; количество failure-групп - 2.</text:p>
            </text:list-item>
            <text:list-item>
              <text:p text:style-name="P42">Равномерно распределить диски по failure-группам.</text:p>
            </text:list-item>
          </text:list>
        </text:list-item>
      </text:list>
      <text:list xml:id="list2867337450" text:style-name="L5">
        <text:list-header>
          <text:p text:style-name="P43"/>
        </text:list-header>
      </text:list>
      <text:p text:style-name="P29"/>
      <text:p text:style-name="P32"/>
      <text:p text:style-name="P23">Ход работы</text:p>
      <text:p text:style-name="P23"/>
      <text:p text:style-name="P13"><text:span text:style-name="T19">З</text:span><text:span text:style-name="T20">адание переменных окружения</text:span></text:p>
      <text:p text:style-name="P25">export ORACLE_BASE="u01/app/oracle"</text:p>
      <text:p text:style-name="P25">export ORACLE_HOME="/u01/app/oracle/product/11.2.0/dbhome_1"</text:p>
      <text:p text:style-name="P25">export PATH=${PATH}:${ORACLE_HOME}/bin</text:p>
      <text:p text:style-name="P25">export ORACLE_SID="s243877"</text:p>
      <text:p text:style-name="P25">export NLS_LANG="AMERICAN_AMERICA.UTF8"</text:p>
      <text:p text:style-name="P33"/>
      <text:p text:style-name="P14"><text:span text:style-name="T8">Конфигурация файла параметров </text:span><text:span text:style-name="T17">initASM.ora</text:span></text:p>
      <text:p text:style-name="P25">_asm_allow_only_raw_disks=false</text:p>
      <text:p text:style-name="P25">instance_type=asm</text:p>
      <text:p text:style-name="P25">asm_power_limit=1</text:p>
      <text:p text:style-name="P25">asm_diskstring=( </text:p>
      <text:p text:style-name="P25"><text:tab/>'/u01/carefulfrog/*',</text:p>
      <text:p text:style-name="P25"><text:tab/>'/u01/carefulcow/*'</text:p>
      <text:p text:style-name="P25">)</text:p>
      <text:p text:style-name="P25">remote_login_passwordfile=exclusive</text:p>
      <text:p text:style-name="P25"/>
      <text:p text:style-name="P34"/>
      <text:p text:style-name="P36">Создание файлов, которые используются в качестве дисков</text:p>
      <text:p text:style-name="P24"><text:span text:style-name="T13">$ ./crdsk.sh create_disk </text:span><text:span text:style-name="T14">carefulfrog</text:span><text:span text:style-name="T13"> 100M </text:span><text:span text:style-name="T14">5</text:span></text:p>
      <text:p text:style-name="P24"><text:span text:style-name="T13">$ ./crdsk.sh create_disk </text:span><text:span text:style-name="T14">carefulcow</text:span><text:span text:style-name="T13"> 100M 7</text:span></text:p>
      <text:p text:style-name="P30"><text:soft-page-break/></text:p>
      <text:p text:style-name="P37"><text:span text:style-name="T9">С</text:span><text:span text:style-name="T8">крипт для создания файлов</text:span></text:p>
      <text:p text:style-name="P27">#!/bin/bash</text:p>
      <text:p text:style-name="P27">create_disk() {</text:p>
      <text:p text:style-name="P27">local name=$1;</text:p>
      <text:p text:style-name="P27">local size=$2;</text:p>
      <text:p text:style-name="P27">local disk=$3;</text:p>
      <text:p text:style-name="P27">mkdir -p /u01/$name;</text:p>
      <text:p text:style-name="P27">for ((n=0; n &lt; name; n++)); do</text:p>
      <text:p text:style-name="P27">/usr/sbin/mkfile -n $size $name/$name$n;</text:p>
      <text:p text:style-name="P27">done;</text:p>
      <text:p text:style-name="P27">}</text:p>
      <text:p text:style-name="P27">"$@"</text:p>
      <text:p text:style-name="P27"/>
      <text:p text:style-name="P27"/>
      <text:p text:style-name="P38"><text:span text:style-name="T26">Создание </text:span><text:span text:style-name="T27">дисковых групп</text:span></text:p>
      <text:p text:style-name="P27">CREATE DISKGROUP carefulfrog EXTERNAL REDUNDANCY DISKGROUP</text:p>
      <text:p text:style-name="P27">'/u01/carefulfrog/carefulfrog0',</text:p>
      <text:p text:style-name="P27">'/u01/carefulfrog/carefulfrog1',</text:p>
      <text:p text:style-name="P27">'/u01/carefulfrog/carefulfrog2',</text:p>
      <text:p text:style-name="P27">'/u01/carefulfrog/carefulfrog3',</text:p>
      <text:p text:style-name="P27">'/u01/carefulfrog/carefulfrog4'</text:p>
      <text:p text:style-name="P27">ATTRIBUTE 'COMPATIBLE.ASM'='11.2.0.0.0';</text:p>
      <text:p text:style-name="P27"/>
      <text:p text:style-name="P27">CREATE DISKGROUP carefulcow EXTERNAL REDUNDANCY DISKGROUP</text:p>
      <text:p text:style-name="P27">'/u01/carefulcow/carefulcow0',</text:p>
      <text:p text:style-name="P27">'/u01/carefulcow/carefulcow1',</text:p>
      <text:p text:style-name="P27">'/u01/carefulcow/carefulcow2',</text:p>
      <text:p text:style-name="P27">'/u01/carefulcow/carefulcow3',</text:p>
      <text:p text:style-name="P27">'/u01/carefulcow/carefulcow4',</text:p>
      <text:p text:style-name="P27">'/u01/carefulcow/carefulcow5',</text:p>
      <text:p text:style-name="P27">'/u01/carefulcow/carefulcow6'</text:p>
      <text:p text:style-name="P27">ATTRIBUTE 'COMPATIBLE.ASM'='11.2.0.0.0';</text:p>
      <text:p text:style-name="P30"/>
      <text:p text:style-name="P31"/>
      <text:p text:style-name="P17">Этап 2</text:p>
      <text:p text:style-name="P16"><text:span text:style-name="T25">1. Одной командой удалить дисковую группу </text:span><text:span text:style-name="T18">carefulfrog</text:span><text:span text:style-name="T25"> и добавить новую дисковую группу "</text:span><text:span text:style-name="T18">happysnake[3]</text:span><text:span text:style-name="T25">"; размер AU - 1 МБ.</text:span></text:p>
      <text:p text:style-name="P18">single_command.sh</text:p>
      <text:p text:style-name="P26">./crdisk.sh create_disk happysnake 100M 3</text:p>
      <text:p text:style-name="P26">sqlplus / as sysasm @add_and_delete.sql</text:p>
      <text:p text:style-name="P26"/>
      <text:p text:style-name="P19">add_and_delete.sql</text:p>
      <text:p text:style-name="P28">ALTER SYSTEM SET asm_diskstring=</text:p>
      <text:p text:style-name="P28">'/u01/carefulfrog/*',</text:p>
      <text:p text:style-name="P28">'/u01/carefulcow/*',</text:p>
      <text:p text:style-name="P28">'/u01/happysnake/*';</text:p>
      <text:p text:style-name="P28"/>
      <text:p text:style-name="P28">DROP DISKGROUP carefulfrog;</text:p>
      <text:p text:style-name="P28"/>
      <text:p text:style-name="P28">CREATE DISKGROUP happysnake EXTERNAL REDUNDANCY DISK</text:p>
      <text:p text:style-name="P28">'/u01/happysnake/happysnake0',</text:p>
      <text:p text:style-name="P28">'/u01/happysnake/happysnake1',</text:p>
      <text:p text:style-name="P28">'/u01/happysnake/happysnake2'</text:p>
      <text:p text:style-name="P28">ATTRIBUTE 'AU_SIZE'='1M',</text:p>
      <text:p text:style-name="P28">'COMPATIBLE.ASM'='11.2.0.0.0';</text:p>
      <text:p text:style-name="P28"/>
      <text:p text:style-name="P15"><text:span text:style-name="T28">2</text:span><text:span text:style-name="T25">. Добавить новый диск в группу </text:span><text:span text:style-name="T18">happysnake</text:span><text:span text:style-name="T25">.</text:span></text:p>
      <text:p text:style-name="P20">$ /usr/sbin/mkfile -n 100M happysnake/happysnake3</text:p>
      <text:p text:style-name="P16"><text:span text:style-name="T29">3. </text:span>Добавить новую дисковую группу <text:span text:style-name="T25">"</text:span><text:span text:style-name="T18">friendlylion[6]</text:span>"; размер AU - 16 МБ.</text:p>
      <text:p text:style-name="P16"><text:span text:style-name="T29">4. </text:span>Добавить новую дисковую группу <text:span text:style-name="T25">"</text:span><text:span text:style-name="T18">interestingscorpion[5]</text:span>"; размер AU - 2 МБ.</text:p>
      <text:p text:style-name="P45"><text:soft-page-break/><text:span text:style-name="T29">6. </text:span>Добавить новую дисковую группу <text:span text:style-name="T25">"</text:span><text:span text:style-name="T18">unluckyoctopus[6]</text:span>"; размер AU - 4 МБ.</text:p>
      <text:p text:style-name="P50">add_t<text:span text:style-name="T30">hree</text:span>_groups.sh</text:p>
      <text:p text:style-name="P47">./crdisk.sh create_disk friendlylion 100M 6</text:p>
      <text:p text:style-name="P47">./crdisk.sh create_disk interestingscorpion 100M 5</text:p>
      <text:p text:style-name="P47">./crdisk.sh create_disk unluckyoctopus 100M 6</text:p>
      <text:p text:style-name="P47">sqlplus / as sysasm @add_t<text:span text:style-name="T30">hree</text:span>_groups.sql</text:p>
      <text:p text:style-name="P47"/>
      <text:p text:style-name="P52"><text:span text:style-name="T15">add_t</text:span><text:span text:style-name="T16">hree</text:span><text:span text:style-name="T15">_groups.sql</text:span></text:p>
      <text:p text:style-name="P47">ALTER SYSTEM SET asm_diskstring=</text:p>
      <text:p text:style-name="P47">'/u01/carefulfrog/*',</text:p>
      <text:p text:style-name="P47">'/u01/carefulcow/*',</text:p>
      <text:p text:style-name="P47">'/u01/happysnake/*',</text:p>
      <text:p text:style-name="P47">'/u01/friendlylion/*',</text:p>
      <text:p text:style-name="P48">'/u01/interestingscorpion/*',</text:p>
      <text:p text:style-name="P48">'/u01/unluckyoctopus/*';</text:p>
      <text:p text:style-name="P47"/>
      <text:p text:style-name="P47">CREATE DISKGROUP friendlylion EXTERNAL REDUNDANCY DISK</text:p>
      <text:p text:style-name="P47">'/u01/friendlylion/friendlylion0',</text:p>
      <text:p text:style-name="P47">'/u01/friendlylion/friendlylion1',</text:p>
      <text:p text:style-name="P47">'/u01/friendlylion/friendlylion2',</text:p>
      <text:p text:style-name="P47">'/u01/friendlylion/friendlylion3',</text:p>
      <text:p text:style-name="P47">'/u01/friendlylion/friendlylion4',</text:p>
      <text:p text:style-name="P47">'/u01/friendlylion/friendlylion5'</text:p>
      <text:p text:style-name="P47">ATTRIBUTE 'AU_SIZE'='16M',</text:p>
      <text:p text:style-name="P47">'COMPATIBLE.ASM'='11.2.0.0.0';</text:p>
      <text:p text:style-name="P47"/>
      <text:p text:style-name="P47">CREATE DISKGROUP interestingscorpion EXTERNAL REDUNDANCY DISK</text:p>
      <text:p text:style-name="P47">'/u01/interestingscorpion/interestingscorpion0',</text:p>
      <text:p text:style-name="P47">'/u01/interestingscorpion/interestingscorpion1',</text:p>
      <text:p text:style-name="P47">'/u01/interestingscorpion/interestingscorpion2',</text:p>
      <text:p text:style-name="P47">'/u01/interestingscorpion/interestingscorpion3',</text:p>
      <text:p text:style-name="P47">'/u01/interestingscorpion/interestingscorpion4'</text:p>
      <text:p text:style-name="P47">ATTRIBUTE 'AU_SIZE'='2M',</text:p>
      <text:p text:style-name="P47">'COMPATIBLE.ASM'='11.2.0.0.0';</text:p>
      <text:p text:style-name="P47"/>
      <text:p text:style-name="P47">CREATE DISKGROUP unluckyoctopus EXTERNAL REDUNDANCY DISK</text:p>
      <text:p text:style-name="P47">'/u01/unluckyoctopus/unluckyoctopus0',</text:p>
      <text:p text:style-name="P47">'/u01/unluckyoctopus/unluckyoctopus1',</text:p>
      <text:p text:style-name="P47">'/u01/unluckyoctopus/unluckyoctopus2',</text:p>
      <text:p text:style-name="P47">'/u01/unluckyoctopus/unluckyoctopus3',</text:p>
      <text:p text:style-name="P47">'/u01/unluckyoctopus/unluckyoctopus4',</text:p>
      <text:p text:style-name="P47">'/u01/unluckyoctopus/unluckyoctopus5'</text:p>
      <text:p text:style-name="P47">ATTRIBUTE 'AU_SIZE'='4M',</text:p>
      <text:p text:style-name="P47">'COMPATIBLE.ASM'='11.2.0.0.0';</text:p>
      <text:p text:style-name="P16"/>
      <text:p text:style-name="P15"><text:span text:style-name="T29">5. </text:span>Пересоздать группу <text:span text:style-name="T18">friendlylion</text:span>, сконфигурировав в ней избыточность следующим образом:</text:p>
      <text:p text:style-name="P15"><text:tab/>Размер группы - 8 элементов.</text:p>
      <text:p text:style-name="P15"><text:tab/>Тип избыточности - NORMAL; количество failure-групп - 4.</text:p>
      <text:p text:style-name="P15"><text:soft-page-break/><text:tab/>Равномерно распределить диски по failure-группам.</text:p>
      <text:p text:style-name="P16"/>
      <text:p text:style-name="P15"><text:span text:style-name="T29">7. </text:span>Пересоздать группу <text:span text:style-name="T18">happysnake</text:span>, сконфигурировав в ней избыточность следующим образом:</text:p>
      <text:p text:style-name="P15"><text:tab/>Размер группы - 6 элементов.</text:p>
      <text:p text:style-name="P15"><text:tab/>Тип избыточности - HIGH; количество failure-групп - 2.</text:p>
      <text:p text:style-name="P15"><text:tab/>Равномерно распределить диски по failure-группам.</text:p>
      <text:p text:style-name="P15"/>
      <text:p text:style-name="P51">recreate_groups.sql</text:p>
      <text:p text:style-name="P49">DROP DISKGROUP friendlylion INCLUDING CONTENTS;</text:p>
      <text:p text:style-name="P49">CREATE DISKGROUP friendlylion NORMAL REDUNDANCY</text:p>
      <text:p text:style-name="P49">FAILGROUP controller1 DISK</text:p>
      <text:p text:style-name="P49">'/u01/friendlylion/friendlylion0',</text:p>
      <text:p text:style-name="P49">'/u01/friendlylion/friendlylion1',</text:p>
      <text:p text:style-name="P49">FAILGROUP controller2 DISK</text:p>
      <text:p text:style-name="P49">'/u01/friendlylion/friendlylion2',</text:p>
      <text:p text:style-name="P49">'/u01/friendlylion/friendlylion3',</text:p>
      <text:p text:style-name="P49">FAILGROUP controller3 DISK</text:p>
      <text:p text:style-name="P49">'/u01/friendlylion/friendlylion4',</text:p>
      <text:p text:style-name="P49">'/u01/friendlylion/friendlylion5'.</text:p>
      <text:p text:style-name="P49">FAILGROUP controller4 DISK</text:p>
      <text:p text:style-name="P49">'/u01/friendlylion/friendlylion6',</text:p>
      <text:p text:style-name="P49">'/u01/friendlylion/friendlylion7';</text:p>
      <text:p text:style-name="P49"/>
      <text:p text:style-name="P49">DROP DISKGROUP happysnake INCLUDING CONTENTS;</text:p>
      <text:p text:style-name="P49">CREATE DISKGROUP happysnake HIGH REDUNDANCY</text:p>
      <text:p text:style-name="P49">FAILGROUP controller1 DISK</text:p>
      <text:p text:style-name="P49">'/u01/happysnake/happysnake0',</text:p>
      <text:p text:style-name="P49">'/u01/happysnake/happysnake1',</text:p>
      <text:p text:style-name="P49">'/u01/happysnake/happysnake2',</text:p>
      <text:p text:style-name="P49">FAILGROUP controller2 DISK</text:p>
      <text:p text:style-name="P49">'/u01/happysnake/happysnake3',</text:p>
      <text:p text:style-name="P49">'/u01/happysnake/happysnake4',</text:p>
      <text:p text:style-name="P49">'/u01/happysnake/happysnake5';</text:p>
      <text:p text:style-name="P34"/>
      <text:p text:style-name="P22">Вывод</text:p>
      <text:p text:style-name="P35">В процессе работы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5:46:35.125833690</meta:creation-date>
    <dc:date>2021-03-09T20:28:15.929293943</dc:date>
    <meta:editing-duration>PT11H4M26S</meta:editing-duration>
    <meta:editing-cycles>94</meta:editing-cycles>
    <meta:generator>LibreOffice/6.4.6.2$Linux_X86_64 LibreOffice_project/40$Build-2</meta:generator>
    <meta:document-statistic meta:table-count="0" meta:image-count="0" meta:object-count="0" meta:page-count="5" meta:paragraph-count="180" meta:word-count="682" meta:character-count="6903" meta:non-whitespace-character-count="6411"/>
  </office:meta>
</office:document-meta>
</file>